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Code_20_Indent_20_2">
      <style:text-properties style:font-name="CourierNewPSMT" fo:font-size="9pt" style:font-name-asian="CourierNewPSMT" style:font-size-asian="9pt" style:font-name-complex="CourierNewPSMT" style:font-size-complex="9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  <style:text-properties fo:color="#000000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3" style:family="text">
      <style:text-properties style:language-asian="zh" style:country-asian="TW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est</text:h>
      <text:p text:style-name="P9">This component is a west region. The default class of CSS is specified "layout-region-west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P10">&lt;borderlayout height="500px"&gt;</text:p>
      <text:p text:style-name="P10"><text:tab/>&lt;north size="50%" border="0"&gt;</text:p>
      <text:p text:style-name="P10"><text:tab/><text:tab/>&lt;borderlayout&gt;</text:p>
      <text:p text:style-name="P10"><text:tab/><text:tab/><text:tab/>&lt;west size="25%" border="none" flex="true"&gt;</text:p>
      <text:p text:style-name="P10"><text:tab/><text:tab/><text:tab/><text:tab/>&lt;div style="background:#B8D335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 border="none" flex="true"&gt;</text:p>
      <text:p text:style-name="P10"><text:tab/><text:tab/><text:tab/><text:tab/>&lt;div style="background:#E6D92C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center&gt;</text:p>
      <text:p text:style-name="P10"><text:tab/><text:tab/><text:tab/>&lt;east size="50%" border="none" flex="true"&gt;</text:p>
      <text:p text:style-name="P10"><text:tab/><text:tab/><text:tab/><text:tab/>&lt;label value="Here is a non-border"</text:p>
      <text:p text:style-name="P10"><text:tab/><text:tab/><text:tab/><text:tab/><text:tab/>style="color:gray;font-size:30px" /&gt;</text:p>
      <text:p text:style-name="P10"><text:tab/><text:tab/><text:tab/>&lt;/east&gt;</text:p>
      <text:p text:style-name="P10"><text:tab/><text:tab/>&lt;/borderlayout&gt;</text:p>
      <text:p text:style-name="P10"><text:tab/>&lt;/north&gt;</text:p>
      <text:p text:style-name="P10"><text:tab/>&lt;center border="0"&gt;</text:p>
      <text:p text:style-name="P10"><text:tab/><text:tab/>&lt;borderlayout&gt;</text:p>
      <text:p text:style-name="P10"><text:tab/><text:tab/><text:tab/>&lt;west size="30%" flex="true" border="0"&gt;</text:p>
      <text:p text:style-name="P10"><text:tab/><text:tab/><text:tab/><text:tab/>&lt;div style="background:#E6D92C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&gt;</text:p>
      <text:p text:style-name="P10"><text:tab/><text:tab/><text:tab/><text:tab/>&lt;label value="Here is a border"</text:p>
      <text:p text:style-name="P10"><text:tab/><text:tab/><text:tab/><text:tab/><text:tab/>style="color:gray;font-size:30px" /&gt;</text:p>
      <text:p text:style-name="P10"><text:tab/><text:tab/><text:tab/>&lt;/center&gt;</text:p>
      <text:p text:style-name="P10"><text:tab/><text:tab/><text:tab/>&lt;east size="30%" flex="true" border="0"&gt;</text:p>
      <text:p text:style-name="P10"><text:tab/><text:tab/><text:tab/><text:tab/>&lt;div style="background:#B8D335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east&gt;</text:p>
      <text:p text:style-name="P10"><text:tab/><text:tab/>&lt;/borderlayout&gt;</text:p>
      <text:p text:style-name="P10"><text:tab/>&lt;/center&gt;</text:p>
      <text:p text:style-name="P10">&lt;/borderlayout</text:p>
      <text:p text:style-name="Code_20_Indent_20_2"/>
      <text:h text:style-name="P5" text:outline-level="4">Class Name</text:h>
      <text:p text:style-name="P13"><text:span text:style-name="Source_20_Text"><text:span text:style-name="T2">org.zkoss.zulex.west</text:span></text:span></text:p>
      <text:h text:style-name="P6" text:outline-level="4">Supported Child Components</text:h>
      <text:p text:style-name="Text_20_body_20_indent_20_2">*NONE</text:p>
      <text:h text:style-name="P6" text:outline-level="4">Supported Events<text:span text:style-name="T11"><text:tab/> 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6">org.zkoss.zk.ui.event.OpenEvent</text:span></text:span></text:a></text:p>
            <text:p text:style-name="Table_20_Contents"><text:span text:style-name="Source_20_Text"><text:span text:style-name="T7"/></text:span></text:p>
            <text:p text:style-name="Table_20_Contents"><text:span text:style-name="Source_20_Text"><text:span text:style-name="T8">Description: </text:span></text:span><text:span text:style-name="Source_20_Text"><text:span text:style-name="T9">When a layout is collapsed or opened by a user, the </text:span></text:span><text:span text:style-name="Source_20_Text"><text:span text:style-name="T10">onOpen</text:span></text:span><text:span text:style-name="Source_20_Text"><text:span text:style-name="T9"> event is sent to the application.</text:span></text:span></text:p>
          </table:table-cell>
        </table:table-row>
      </table:table>
      <text:h text:style-name="P16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Source_20_Text"><text:span text:style-name="T4">size</text:span></text:span></text:p>
          </table:table-cell>
          <table:table-cell table:style-name="Table1.A2" office:value-type="string">
            <text:p text:style-name="P12">Sets the size of this region.</text:p>
          </table:table-cell>
          <table:table-cell table:style-name="Table1.A2" office:value-type="string">
            <text:p text:style-name="P1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5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3">java.lang.</text:span></text:span><text:span text:style-name="Source_20_Text"><text:span text:style-name="T3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5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5"><text:s/></text:span><text:a xlink:type="simple" xlink:href="../HtmlBasedComponent.xml">org.zkoss.zk.ui.HtmlBasedComponent</text:a><text:span text:style-name="T5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8T18:21:58</dc:date>
    <dc:language>en-US</dc:language>
    <meta:editing-cycles>88</meta:editing-cycles>
    <meta:editing-duration>PT4H30M4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1"/>
  </office:meta>
</office:document-meta>
</file>